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8"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9"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30"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1"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2" style:family="graphic" style:parent-style-name="objectwithoutfill">
      <style:graphic-properties draw:marker-end="Circle" draw:marker-end-width="0.3cm" draw:fill="none" draw:textarea-vertical-align="middle"/>
      <style:paragraph-properties style:writing-mode="lr-tb"/>
    </style:style>
    <style:style style:name="gr33" style:family="graphic" style:parent-style-name="objectwithoutfill">
      <style:graphic-properties draw:marker-end="Linienspitzen_20_4" draw:marker-end-width="0.3cm" draw:fill="none" draw:textarea-vertical-align="middle"/>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9"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40"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fo:min-height="2.163cm"/>
      <style:paragraph-properties style:writing-mode="lr-tb"/>
    </style:style>
    <style:style style:name="gr43" style:family="graphic" style:parent-style-name="standard">
      <style:graphic-properties draw:stroke="none" svg:stroke-color="#000000" draw:fill="none" draw:fill-color="#ffffff" fo:min-height="1.909cm"/>
      <style:paragraph-properties style:writing-mode="lr-tb"/>
    </style:style>
    <style:style style:name="gr44" style:family="graphic" style:parent-style-name="standard">
      <style:graphic-properties draw:stroke="none" svg:stroke-color="#000000" draw:fill="none" draw:fill-color="#ffffff" fo:min-height="3.052cm"/>
      <style:paragraph-properties style:writing-mode="lr-tb"/>
    </style:style>
    <style:style style:name="gr45" style:family="graphic" style:parent-style-name="standard">
      <style:graphic-properties svg:stroke-color="#000000" draw:fill="none" draw:fill-color="#000000" draw:textarea-horizontal-align="justify" draw:textarea-vertical-align="middle" draw:auto-grow-height="false" fo:min-height="1.147cm" fo:min-width="15.248cm"/>
      <style:paragraph-properties style:writing-mode="lr-tb"/>
    </style:style>
    <style:style style:name="gr46" style:family="graphic" style:parent-style-name="standard">
      <style:graphic-properties svg:stroke-color="#000000" draw:fill="solid" draw:fill-color="#ffffff" draw:textarea-horizontal-align="justify" draw:textarea-vertical-align="top" draw:auto-grow-height="false" fo:min-height="0.893cm" fo:min-width="10.422cm"/>
      <style:paragraph-properties style:writing-mode="lr-tb"/>
    </style:style>
    <style:style style:name="gr47" style:family="graphic" style:parent-style-name="standard">
      <style:graphic-properties svg:stroke-color="#000000" draw:fill="solid" draw:fill-color="#ffffff" draw:textarea-horizontal-align="justify" draw:textarea-vertical-align="top" draw:auto-grow-height="false" fo:min-height="0.893cm" fo:min-width="10.676cm"/>
      <style:paragraph-properties style:writing-mode="lr-tb"/>
    </style:style>
    <style:style style:name="gr48" style:family="graphic" style:parent-style-name="standard">
      <style:graphic-properties svg:stroke-color="#000000" draw:fill="solid" draw:fill-color="#ffffff" draw:textarea-horizontal-align="justify" draw:textarea-vertical-align="top" draw:auto-grow-height="false" fo:min-height="0.893cm" fo:min-width="12.708cm"/>
      <style:paragraph-properties style:writing-mode="lr-tb"/>
    </style:style>
    <style:style style:name="gr49" style:family="graphic" style:parent-style-name="standard">
      <style:graphic-properties svg:stroke-color="#000000" draw:fill="solid" draw:fill-color="#ffffff" draw:textarea-horizontal-align="justify" draw:textarea-vertical-align="top" draw:auto-grow-height="false" fo:min-height="0.512cm" fo:min-width="10.676cm"/>
      <style:paragraph-properties style:writing-mode="lr-tb"/>
    </style:style>
    <style:style style:name="gr50" style:family="graphic" style:parent-style-name="standard">
      <style:graphic-properties svg:stroke-color="#000000" draw:fill="solid" draw:fill-color="#ffffff" draw:textarea-horizontal-align="justify" draw:textarea-vertical-align="top" draw:auto-grow-height="false" fo:min-height="1.528cm" fo:min-width="10.676cm"/>
      <style:paragraph-properties style:writing-mode="lr-tb"/>
    </style:style>
    <style:style style:name="gr51" style:family="graphic" style:parent-style-name="standard">
      <style:graphic-properties svg:stroke-color="#000000" draw:fill="solid" draw:fill-color="#ffffff" draw:textarea-horizontal-align="justify" draw:textarea-vertical-align="top" draw:auto-grow-height="false" fo:min-height="2.798cm" fo:min-width="12.708cm"/>
      <style:paragraph-properties style:writing-mode="lr-tb"/>
    </style:style>
    <style:style style:name="gr52" style:family="graphic" style:parent-style-name="standard" style:list-style-name="L1">
      <style:graphic-properties svg:stroke-color="#000000" draw:fill="solid" draw:fill-color="#ffffff" draw:textarea-horizontal-align="justify" draw:textarea-vertical-align="top" draw:auto-grow-height="false" fo:min-height="3.052cm" fo:min-width="15.248cm"/>
      <style:paragraph-properties style:writing-mode="lr-tb"/>
    </style:style>
    <style:style style:name="gr53" style:family="graphic" style:parent-style-name="objectwithoutfill">
      <style:graphic-properties draw:stroke="dash" draw:stroke-dash="Double_20_Dash" svg:stroke-color="#ff0000" draw:marker-end="Linienspitzen_20_4" draw:marker-end-width="0.3cm" draw:fill="none" draw:textarea-vertical-align="top"/>
      <style:paragraph-properties style:writing-mode="lr-tb"/>
    </style:style>
    <style:style style:name="gr54" style:family="graphic" style:parent-style-name="objectwithoutfill">
      <style:graphic-properties svg:stroke-color="#ff0000" draw:marker-end="Circle" draw:marker-end-width="0.3cm" draw:fill="none" draw:textarea-vertical-align="middle"/>
      <style:paragraph-properties style:writing-mode="lr-tb"/>
    </style:style>
    <style:style style:name="gr55" style:family="graphic" style:parent-style-name="objectwithoutfill">
      <style:graphic-properties svg:stroke-color="#ff0000" draw:marker-end="Linienspitzen_20_4" draw:marker-end-width="0.3cm" draw:fill="none" draw:textarea-vertical-align="middle"/>
      <style:paragraph-properties style:writing-mode="lr-tb"/>
    </style:style>
    <style:style style:name="gr56" style:family="graphic" style:parent-style-name="standard">
      <style:graphic-properties svg:stroke-color="#000000" draw:fill="solid" draw:fill-color="#ffffff" draw:textarea-horizontal-align="justify" draw:textarea-vertical-align="top" draw:auto-grow-height="false" fo:min-height="0.512cm" fo:min-width="10.422cm"/>
      <style:paragraph-properties style:writing-mode="lr-tb"/>
    </style:style>
    <style:style style:name="gr57" style:family="graphic" style:parent-style-name="standard">
      <style:graphic-properties svg:stroke-color="#000000" draw:fill="solid" draw:fill-color="#ffffff" draw:textarea-horizontal-align="justify" draw:textarea-vertical-align="top" draw:auto-grow-height="false" fo:min-height="1.528cm" fo:min-width="10.422cm"/>
      <style:paragraph-properties style:writing-mode="lr-tb"/>
    </style:style>
    <style:style style:name="gr58" style:family="graphic" style:parent-style-name="standard">
      <style:graphic-properties svg:stroke-color="#000000" draw:fill="solid" draw:fill-color="#ffffff" draw:textarea-horizontal-align="justify" draw:textarea-vertical-align="top" draw:auto-grow-height="false" fo:min-height="2.798cm" fo:min-width="10.422cm"/>
      <style:paragraph-properties style:writing-mode="lr-tb"/>
    </style:style>
    <style:style style:name="gr59" style:family="graphic" style:parent-style-name="standard">
      <style:graphic-properties svg:stroke-color="#000000" draw:fill="solid" draw:fill-color="#ffffff" draw:textarea-horizontal-align="justify" draw:textarea-vertical-align="top" draw:auto-grow-height="false" fo:min-height="0.893cm" fo:min-width="10.93cm"/>
      <style:paragraph-properties style:writing-mode="lr-tb"/>
    </style:style>
    <style:style style:name="gr60" style:family="graphic" style:parent-style-name="standard">
      <style:graphic-properties svg:stroke-color="#000000" draw:fill="solid" draw:fill-color="#ffffff" draw:textarea-horizontal-align="justify" draw:textarea-vertical-align="top" draw:auto-grow-height="false" fo:min-height="0.512cm" fo:min-width="10.93cm"/>
      <style:paragraph-properties style:writing-mode="lr-tb"/>
    </style:style>
    <style:style style:name="gr61" style:family="graphic" style:parent-style-name="standard">
      <style:graphic-properties svg:stroke-color="#000000" draw:fill="solid" draw:fill-color="#ffffff" draw:textarea-horizontal-align="justify" draw:textarea-vertical-align="top" draw:auto-grow-height="false" fo:min-height="1.528cm" fo:min-width="10.93cm"/>
      <style:paragraph-properties style:writing-mode="lr-tb"/>
    </style:style>
    <style:style style:name="gr62" style:family="graphic" style:parent-style-name="standard">
      <style:graphic-properties draw:stroke="none" svg:stroke-color="#000000" draw:fill="none" draw:fill-color="#ffffff" fo:min-height="2.845cm"/>
      <style:paragraph-properties style:writing-mode="lr-tb"/>
    </style:style>
    <style:style style:name="gr63" style:family="graphic" style:parent-style-name="standard">
      <style:graphic-properties draw:stroke="dash" draw:stroke-dash="Long_20_Dash" svg:stroke-color="#ff0000" draw:fill="none" draw:textarea-horizontal-align="justify" draw:textarea-vertical-align="top" draw:auto-grow-height="false" fo:min-height="7.37cm" fo:min-width="16.01cm"/>
      <style:paragraph-properties style:writing-mode="lr-tb"/>
    </style:style>
    <style:style style:name="gr64" style:family="graphic" style:parent-style-name="objectwithoutfill">
      <style:graphic-properties draw:stroke="dash" draw:stroke-dash="Double_20_Dash_20_Dot" svg:stroke-color="#ff0000" draw:fill="none" draw:textarea-vertical-align="middle"/>
    </style:style>
    <style:style style:name="gr65" style:family="graphic" style:parent-style-name="standard">
      <style:graphic-properties svg:stroke-color="#000000" draw:fill="solid" draw:fill-color="#ffffff" draw:textarea-horizontal-align="justify" draw:textarea-vertical-align="top" draw:auto-grow-height="false" fo:min-height="2.925cm" fo:min-width="12.708cm"/>
      <style:paragraph-properties style:writing-mode="lr-tb"/>
    </style:style>
    <style:style style:name="gr66" style:family="graphic" style:parent-style-name="standard">
      <style:graphic-properties svg:stroke-color="#000000" draw:fill="solid" draw:fill-color="#ffffff" draw:textarea-horizontal-align="justify" draw:textarea-vertical-align="top" draw:auto-grow-height="false" fo:min-height="2.402cm" fo:min-width="15.248cm"/>
      <style:paragraph-properties style:writing-mode="lr-tb"/>
    </style:style>
    <style:style style:name="gr67" style:family="graphic" style:parent-style-name="standard" style:list-style-name="L1">
      <style:graphic-properties svg:stroke-color="#000000" draw:fill="solid" draw:fill-color="#ffffff" draw:textarea-horizontal-align="justify" draw:textarea-vertical-align="top" draw:auto-grow-height="false" fo:min-height="0.893cm" fo:min-width="12.581cm"/>
      <style:paragraph-properties style:writing-mode="lr-tb"/>
    </style:style>
    <style:style style:name="gr68" style:family="graphic" style:parent-style-name="standard">
      <style:graphic-properties svg:stroke-color="#000000" draw:fill="solid" draw:fill-color="#ffffff" draw:textarea-horizontal-align="justify" draw:textarea-vertical-align="top" draw:auto-grow-height="false" fo:min-height="1.147cm" fo:min-width="12.581cm"/>
      <style:paragraph-properties style:writing-mode="lr-tb"/>
    </style:style>
    <style:style style:name="gr69" style:family="graphic" style:parent-style-name="standard">
      <style:graphic-properties svg:stroke-color="#000000" draw:fill="solid" draw:fill-color="#ffffff" draw:textarea-horizontal-align="justify" draw:textarea-vertical-align="top" draw:auto-grow-height="false" fo:min-height="1.528cm" fo:min-width="12.581cm"/>
      <style:paragraph-properties style:writing-mode="lr-tb"/>
    </style:style>
    <style:style style:name="gr70"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1"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2"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3" style:family="graphic" style:parent-style-name="standard">
      <style:graphic-properties svg:stroke-color="#000000" draw:fill="solid" draw:fill-color="#ffffff" draw:textarea-horizontal-align="justify" draw:textarea-vertical-align="top" draw:auto-grow-height="false" fo:min-height="2.29cm" fo:min-width="8.009cm"/>
      <style:paragraph-properties style:writing-mode="lr-tb"/>
    </style:style>
    <style:style style:name="gr74" style:family="graphic" style:parent-style-name="standard">
      <style:graphic-properties svg:stroke-color="#000000" draw:fill="solid" draw:fill-color="#ffffff" draw:textarea-horizontal-align="justify" draw:textarea-vertical-align="top" draw:auto-grow-height="false" fo:min-height="2.036cm" fo:min-width="8.009cm"/>
      <style:paragraph-properties style:writing-mode="lr-tb"/>
    </style:style>
    <style:style style:name="gr75" style:family="graphic" style:parent-style-name="standard">
      <style:graphic-properties draw:stroke="none" svg:stroke-color="#000000" draw:fill="none" draw:fill-color="#ffffff" fo:min-height="5.719cm"/>
      <style:paragraph-properties style:writing-mode="lr-tb"/>
    </style:style>
    <style:style style:name="gr76"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7"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8" style:family="graphic" style:parent-style-name="standard">
      <style:graphic-properties svg:stroke-color="#000000" draw:fill-color="#ffffff" draw:textarea-horizontal-align="justify" draw:textarea-vertical-align="middle" draw:auto-grow-height="false" fo:min-height="0.648cm" fo:min-width="0.398cm"/>
    </style:style>
    <style:style style:name="gr79"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80"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81"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2"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83"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4"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5"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86"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87"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88"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89"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90"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1"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2"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93"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4"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95"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96" style:family="graphic" style:parent-style-name="objectwithoutfill">
      <style:graphic-properties draw:stroke="dash" draw:stroke-dash="Double_20_Dash_20_Dot_20_Dot" draw:marker-end="Linienspitzen_20_5" draw:marker-end-width="0.3cm" draw:fill="none" draw:textarea-vertical-align="middle"/>
    </style:style>
    <style:style style:name="gr97"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98"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9" style:family="graphic" style:parent-style-name="standard">
      <style:graphic-properties draw:textarea-vertical-align="middle" draw:auto-grow-height="false" fo:min-height="0.894cm" fo:min-width="0.898cm"/>
    </style:style>
    <style:style style:name="gr100"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writing-mode="lr-tb"/>
      <style:text-properties fo:font-size="11pt" style:font-size-asian="11pt" style:font-size-complex="11pt"/>
    </style:style>
    <style:style style:name="P13" style:family="paragraph">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7" style:family="paragraph">
      <style:paragraph-properties fo:text-align="start"/>
    </style:style>
    <style:style style:name="P18" style:family="paragraph">
      <style:paragraph-properties fo:text-align="center"/>
    </style:style>
    <style:style style:name="P19" style:family="paragraph">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1" style:family="paragraph">
      <loext:graphic-properties draw:fill="none"/>
      <style:paragraph-properties fo:text-align="center" style:writing-mode="lr-tb"/>
    </style:style>
    <style:style style:name="P22" style:family="paragraph">
      <loext:graphic-properties draw:fill="none" draw:fill-color="#ffffff"/>
      <style:paragraph-properties fo:text-align="justify" style:writing-mode="lr-tb"/>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4" style:family="paragraph">
      <style:paragraph-properties fo:text-align="start" style:writing-mode="lr-tb"/>
      <style:text-properties style:font-name="Courier New1" fo:font-size="12pt" fo:font-weight="normal" style:font-size-asian="12pt" style:font-weight-asian="normal" style:font-size-complex="12pt" style:font-weight-complex="normal"/>
    </style:style>
    <style:style style:name="P25" style:family="paragraph">
      <loext:graphic-properties draw:fill="solid" draw:fill-color="#ffffff"/>
      <style:paragraph-properties fo:text-align="start" style:writing-mode="lr-tb"/>
      <style:text-properties style:font-name="Courier New1" fo:font-size="12pt" fo:font-weight="normal" style:font-size-asian="12pt" style:font-weight-asian="normal" style:font-size-complex="12pt" style:font-weight-complex="normal"/>
    </style:style>
    <style:style style:name="P26" style:family="paragraph">
      <style:paragraph-properties fo:margin-left="0cm" fo:margin-right="0cm" fo:margin-top="0cm" fo:margin-bottom="0cm" fo:line-height="100%" fo:text-align="start" fo:text-indent="0cm" style:writing-mode="lr-tb"/>
      <style:text-properties style:font-name="Courier New1" fo:font-size="12pt" fo:font-weight="normal" style:font-size-asian="12pt" style:font-weight-asian="normal" style:font-size-complex="12pt" style:font-weight-complex="normal"/>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style:font-name="Courier New1" fo:font-size="12pt" fo:font-weight="normal" style:font-size-asian="12pt" style:font-weight-asian="normal" style:font-size-complex="12pt" style:font-weight-complex="normal"/>
    </style:style>
    <style:style style:name="P28" style:family="paragraph">
      <loext:graphic-properties draw:fill="none"/>
      <style:paragraph-properties fo:text-align="start" style:writing-mode="lr-tb"/>
      <style:text-properties fo:color="#ff0000" loext:opacity="100%" fo:font-size="11pt" style:font-size-asian="11pt" style:font-size-complex="11pt"/>
    </style:style>
    <style:style style:name="P29" style:family="paragraph">
      <loext:graphic-properties draw:fill="none"/>
      <style:paragraph-properties fo:text-align="center" style:writing-mode="lr-tb"/>
      <style:text-properties fo:color="#ff0000" loext:opacity="100%" fo:font-size="11pt" style:font-size-asian="11pt" style:font-size-complex="11pt"/>
    </style:style>
    <style:style style:name="P30" style:family="paragraph">
      <style:paragraph-properties fo:text-align="center" style:writing-mode="lr-tb"/>
      <style:text-properties style:font-name="Courier New1" fo:font-size="12pt" fo:font-weight="normal" style:font-size-asian="12pt" style:font-weight-asian="normal" style:font-size-complex="12pt" style:font-weight-complex="normal"/>
    </style:style>
    <style:style style:name="P31" style:family="paragraph">
      <loext:graphic-properties draw:fill="solid" draw:fill-color="#ffffff"/>
      <style:paragraph-properties fo:text-align="center" style:writing-mode="lr-tb"/>
      <style:text-properties style:font-name="Courier New1" fo:font-size="12pt" fo:font-weight="normal" style:font-size-asian="12pt" style:font-weight-asian="normal" style:font-size-complex="12pt" style:font-weight-complex="normal"/>
    </style:style>
    <style:style style:name="P32" style:family="paragraph">
      <loext:graphic-properties draw:fill="none" draw:fill-color="#ffffff"/>
      <style:paragraph-properties fo:text-align="center" style:writing-mode="lr-tb"/>
      <style:text-properties fo:color="#ff0000" loext:opacity="100%" fo:font-size="36pt" fo:font-weight="bold" style:font-size-asian="36pt" style:font-size-complex="36pt"/>
    </style:style>
    <style:style style:name="P33" style:family="paragraph">
      <style:paragraph-properties fo:text-align="start" style:writing-mode="lr-tb"/>
      <style:text-properties fo:color="#ff0000" loext:opacity="100%" fo:font-size="32pt" style:font-size-asian="32pt" style:font-size-complex="32pt"/>
    </style:style>
    <style:style style:name="P34" style:family="paragraph">
      <loext:graphic-properties draw:fill="none"/>
      <style:paragraph-properties fo:text-align="start" style:writing-mode="lr-tb"/>
      <style:text-properties fo:color="#ff0000" loext:opacity="100%" fo:font-size="32pt" style:font-size-asian="32pt" style:font-size-complex="32pt"/>
    </style:style>
    <style:style style:name="P35" style:family="paragraph">
      <loext:graphic-properties draw:fill-color="#ffffff"/>
      <style:paragraph-properties fo:text-align="center"/>
    </style:style>
    <style:style style:name="P36"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7"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38"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1pt" style:font-size-asian="11pt" style:font-size-complex="11pt"/>
    </style:style>
    <style:style style:name="T6" style:family="text">
      <style:text-properties style:font-name="Courier New1" fo:font-size="12pt" fo:font-weight="normal" style:font-size-asian="12pt" style:font-weight-asian="normal" style:font-size-complex="12pt" style:font-weight-complex="normal"/>
    </style:style>
    <style:style style:name="T7" style:family="text">
      <style:text-properties fo:font-variant="normal" fo:text-transform="none" style:use-window-font-color="true" loext:opacity="0%" style:text-outline="false" style:text-line-through-style="none" style:text-line-through-type="none" style:font-name="Courier New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font-name="Courier New1" fo:font-size="12pt" fo:font-weight="bold" style:font-size-asian="12pt" style:font-weight-asian="bold" style:font-size-complex="12pt" style:font-weight-complex="bold"/>
    </style:style>
    <style:style style:name="T9" style:family="text">
      <style:text-properties fo:font-variant="normal" fo:text-transform="none" fo:color="#000000" loext:opacity="100%" style:text-outline="false" style:text-line-through-style="none" style:text-line-through-type="none" style:font-name="Courier New1"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10" style:family="text">
      <style:text-properties fo:color="#ff0000" loext:opacity="100%" fo:font-size="11pt" style:font-size-asian="11pt" style:font-size-complex="11pt"/>
    </style:style>
    <style:style style:name="T11" style:family="text">
      <style:text-properties fo:color="#ff0000" loext:opacity="100%" fo:font-size="36pt" fo:font-weight="bold" style:font-size-asian="36pt" style:font-size-complex="36pt"/>
    </style:style>
    <style:style style:name="T12" style:family="text">
      <style:text-properties fo:color="#ff0000" loext:opacity="100%" fo:font-size="32pt" style:font-size-asian="32pt" style:font-size-complex="32pt"/>
    </style:style>
    <style:style style:name="T1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11"><text:span text:style-name="T1">&lt;&lt;INTERFACE&gt;&gt;</text:span></text:p>
          <text:p text:style-name="P11"><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36.935cm" svg:y="32.369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9" draw:start-glue-point="3" draw:end-shape="id10" draw:end-glue-point="3" svg:d="M36935 36999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4" draw:layer="layout" svg:width="6.35cm" svg:height="0.762cm" svg:x="36.935cm" svg:y="33.512cm">
          <text:p text:style-name="P13"><text:span text:style-name="T4">+ Values[]:Integer</text:span></text:p>
          <draw:enhanced-geometry svg:viewBox="0 0 21600 21600" draw:type="rectangle" draw:enhanced-path="M 0 0 L 21600 0 21600 21600 0 21600 0 0 Z N"/>
        </draw:custom-shape>
        <draw:custom-shape draw:style-name="gr24" draw:text-style-name="P14" draw:layer="layout" svg:width="6.35cm" svg:height="0.635cm" svg:x="36.935cm" svg:y="34.274cm">
          <text:p/>
          <draw:enhanced-geometry svg:viewBox="0 0 21600 21600" draw:type="rectangle" draw:enhanced-path="M 0 0 L 21600 0 21600 21600 0 21600 0 0 Z N"/>
        </draw:custom-shape>
        <draw:custom-shape draw:style-name="gr25" draw:text-style-name="P14"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9.017cm" svg:height="1.778cm" svg:x="9.636cm" svg:y="12.176cm">
          <text:p text:style-name="P13"><text:span text:style-name="T3">+ ShowValues(Values:</text:span><text:span text:style-name="T2">SortValuesInterface</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27" draw:text-style-name="P15" draw:layer="layout" svg:width="10.668cm" svg:height="0.762cm" svg:x="20.177cm" svg:y="6.461cm">
          <text:p/>
          <draw:enhanced-geometry svg:viewBox="0 0 21600 21600" draw:type="rectangle" draw:enhanced-path="M 0 0 L 21600 0 21600 21600 0 21600 0 0 Z N"/>
        </draw:custom-shape>
        <draw:custom-shape draw:style-name="gr28" draw:text-style-name="P14" xml:id="id8" draw:id="id8" draw:layer="layout" svg:width="10.668cm" svg:height="3.048cm" svg:x="20.177cm" svg:y="7.223cm">
          <text:p text:style-name="P13"><text:span text:style-name="T4">+ StartSort()</text:span></text:p>
          <text:p text:style-name="P13"><text:span text:style-name="T4">+ StopSort()</text:span><text:span text:style-name="T4"><text:line-break/></text:span><text:span text:style-name="T4">+ SetValues(Values:iSortValues)</text:span><text:span text:style-name="T4"><text:line-break/></text:span><text:span text:style-name="T4">+ SetSortAlgorythm(SortAlgo:iSortAlgorythm)</text:span></text:p>
          <draw:enhanced-geometry svg:viewBox="0 0 21600 21600" draw:type="rectangle" draw:enhanced-path="M 0 0 L 21600 0 21600 21600 0 21600 0 0 Z N"/>
        </draw:custom-shape>
        <draw:custom-shape draw:style-name="gr29" draw:text-style-name="P15" draw:layer="layout" svg:width="7.747cm" svg:height="3.302cm" svg:x="23.479cm" svg:y="21.32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1" draw:text-style-name="P12" draw:layer="layout" svg:x1="38.054cm" svg:y1="1.252cm" svg:x2="40.116cm" svg:y2="2.186cm" svg:d="M38054 1252h1031v934h1031" svg:viewBox="0 0 2063 935">
          <text:p text:style-name="P17"><text:span text:style-name="T5">Implements Interface</text:span></text:p>
        </draw:connector>
        <draw:connector draw:style-name="gr32" draw:text-style-name="P12" draw:layer="layout" svg:x1="38.077cm" svg:y1="2.595cm" svg:x2="40.023cm" svg:y2="3.509cm" svg:d="M38077 2595h973v914h973" svg:viewBox="0 0 1947 915">
          <text:p text:style-name="P18"><text:span text:style-name="T5">Uses n..1</text:span></text:p>
        </draw:connector>
        <draw:connector draw:style-name="gr33" draw:text-style-name="P12" draw:layer="layout" svg:x1="38.077cm" svg:y1="4.151cm" svg:x2="40.003cm" svg:y2="5.318cm" svg:d="M38077 4151h963v1167h963" svg:viewBox="0 0 1927 1168">
          <text:p text:style-name="P18"><text:span text:style-name="T5">Extends Class</text:span></text:p>
        </draw:connector>
        <draw:custom-shape draw:style-name="gr34" draw:text-style-name="P14" draw:layer="layout" svg:width="8.509cm" svg:height="0.762cm" svg:x="37.068cm" svg:y="13.319cm">
          <text:p/>
          <draw:enhanced-geometry svg:viewBox="0 0 21600 21600" draw:type="rectangle" draw:enhanced-path="M 0 0 L 21600 0 21600 21600 0 21600 0 0 Z N"/>
        </draw:custom-shape>
        <draw:custom-shape draw:style-name="gr35" draw:text-style-name="P14" xml:id="id2" draw:id="id2" draw:layer="layout" svg:width="8.509cm" svg:height="1.778cm" svg:x="37.068cm" svg:y="17.12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7.068cm" svg:y="14.081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37" draw:text-style-name="P7" xml:id="id4" draw:id="id4" draw:layer="layout" svg:width="8.636cm" svg:height="1.143cm" svg:x="8.493cm" svg:y="14.716cm">
          <text:p text:style-name="P11"><text:span text:style-name="T1">&lt;&lt;INTERFACE&gt;&gt;</text:span></text:p>
          <text:p text:style-name="P11"><text:span text:style-name="T2">StatisticsViewInterface</text:span></text:p>
          <draw:enhanced-geometry svg:viewBox="0 0 21600 21600" draw:type="rectangle" draw:enhanced-path="M 0 0 L 21600 0 21600 21600 0 21600 0 0 Z N"/>
        </draw:custom-shape>
        <draw:custom-shape draw:style-name="gr38" draw:text-style-name="P14" draw:layer="layout" svg:width="8.636cm" svg:height="0.762cm" svg:x="8.493cm" svg:y="15.859cm">
          <text:p/>
          <draw:enhanced-geometry svg:viewBox="0 0 21600 21600" draw:type="rectangle" draw:enhanced-path="M 0 0 L 21600 0 21600 21600 0 21600 0 0 Z N"/>
        </draw:custom-shape>
        <draw:custom-shape draw:style-name="gr39" draw:text-style-name="P14" draw:layer="layout" svg:width="8.636cm" svg:height="1.778cm" svg:x="8.493cm" svg:y="16.621cm">
          <text:p text:style-name="P13"><text:span text:style-name="T4">+ ShowStatistics(Stats:StatisticsInterface)</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svg:x1="23.48cm" svg:y1="21.065cm" svg:x2="43.285cm" svg:y2="32.94cm" draw:start-shape="id3" draw:start-glue-point="5" draw:end-shape="id10" draw:end-glue-point="1" svg:d="M23480 21065h-503v5779h20809v6096h-501" svg:viewBox="0 0 20810 11876">
          <text:p/>
        </draw:connector>
        <draw:path draw:style-name="gr41"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1" draw:text-style-name="P10" draw:layer="layout" svg:width="33.357cm" svg:height="21.211cm" draw:transform="rotate (0.217293491873294) translate (-1.36189990741731cm 4.16477539634065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1" draw:text-style-name="P21"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2" draw:text-style-name="P22" draw:layer="layout" svg:width="7.366cm" svg:height="2.413cm" svg:x="7.985cm" svg:y="21.955cm">
          <draw:text-box>
            <text:p>VIEW</text:p>
          </draw:text-box>
        </draw:frame>
        <draw:frame draw:style-name="gr43" draw:text-style-name="P22" draw:layer="layout" svg:width="4.953cm" svg:height="2.159cm" svg:x="22.463cm" svg:y="29.321cm">
          <draw:text-box>
            <text:p>CONTROLLER</text:p>
          </draw:text-box>
        </draw:frame>
        <draw:frame draw:style-name="gr44" draw:text-style-name="P22" draw:layer="layout" svg:width="5.969cm" svg:height="3.302cm" svg:x="50.276cm" svg:y="24.368cm">
          <draw:text-box>
            <text:p>MODEL</text:p>
          </draw:text-box>
        </draw:frame>
      </draw:page>
      <draw:page draw:name="page2" draw:style-name="dp1" draw:master-page-name="Default">
        <draw:custom-shape draw:style-name="gr1" draw:text-style-name="P2" xml:id="id20" draw:id="id20" draw:layer="measurelines" svg:width="8.255cm" svg:height="4.953cm" svg:x="11.414cm" svg:y="41.528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6.919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1.68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4.255cm" svg:y="42.129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4.699cm" svg:y="42.954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7.452cm" svg:y="43.6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2.124cm" svg:y="43.254cm">
          <text:p text:style-name="P1"><text:span text:style-name="T1">cls_bar</text:span></text:p>
          <draw:enhanced-geometry svg:viewBox="0 0 21600 21600" draw:type="rectangle" draw:enhanced-path="M 0 0 L 21600 0 21600 21600 0 21600 0 0 Z N"/>
        </draw:custom-shape>
        <draw:g xml:id="id25" draw:id="id25">
          <draw:custom-shape draw:style-name="gr6" draw:text-style-name="P3" draw:layer="measurelines" svg:width="2.537cm" svg:height="1.549cm" svg:x="103.928cm" svg:y="16.759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102.479cm" svg:y="15.986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104.094cm" svg:y="16.868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104.26cm" svg:y="16.988cm">
            <text:p text:style-name="P1"><text:span text:style-name="T1">cls_value</text:span></text:p>
            <draw:enhanced-geometry svg:viewBox="0 0 21600 21600" draw:type="rectangle" draw:enhanced-path="M 0 0 L 21600 0 21600 21600 0 21600 0 0 Z N"/>
          </draw:custom-shape>
        </draw:g>
        <draw:custom-shape draw:style-name="gr45" draw:text-style-name="P5" xml:id="id22" draw:id="id22" draw:layer="layout" svg:width="15.748cm" svg:height="1.397cm" svg:x="52.943cm" svg:y="44.068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46" draw:text-style-name="P23" xml:id="id17" draw:id="id17" draw:layer="layout" svg:width="10.922cm" svg:height="1.143cm" svg:x="90.281cm" svg:y="36.95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28" draw:id="id28" draw:layer="layout" svg:width="3.366cm" svg:height="1.143cm" svg:x="107.235cm" svg:y="40.383cm">
          <text:p text:style-name="P8"><text:span text:style-name="T2">BinarySearch</text:span></text:p>
          <draw:enhanced-geometry svg:viewBox="0 0 21600 21600" draw:type="rectangle" draw:enhanced-path="M 0 0 L 21600 0 21600 21600 0 21600 0 0 Z N"/>
        </draw:custom-shape>
        <draw:custom-shape draw:style-name="gr12" draw:text-style-name="P9" xml:id="id16" draw:id="id16" draw:layer="layout" svg:width="3.302cm" svg:height="1.143cm" svg:x="103.806cm" svg:y="40.383cm">
          <text:p text:style-name="P8"><text:span text:style-name="T2">BubbleSearch</text:span></text:p>
          <draw:enhanced-geometry svg:viewBox="0 0 21600 21600" draw:type="rectangle" draw:enhanced-path="M 0 0 L 21600 0 21600 21600 0 21600 0 0 Z N"/>
        </draw:custom-shape>
        <draw:custom-shape draw:style-name="gr14" draw:text-style-name="P9" xml:id="id23" draw:id="id23" draw:layer="layout" svg:width="4.953cm" svg:height="3.302cm" svg:x="15.097cm" svg:y="25.651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105.457cm" svg:y1="40.383cm" svg:x2="101.203cm" svg:y2="37.527cm" draw:start-shape="id16" draw:start-glue-point="0" draw:end-shape="id17" draw:end-glue-point="1" svg:d="M105457 40383v-2856h-4254" svg:viewBox="0 0 4255 2857">
          <text:p/>
        </draw:connector>
        <draw:connector draw:style-name="gr16" draw:text-style-name="P10" draw:layer="layout" svg:x1="52.943cm" svg:y1="47.116cm" svg:x2="34.782cm" svg:y2="50.356cm" draw:start-shape="id18" draw:start-glue-point="3" draw:end-shape="id19" draw:end-glue-point="1" svg:d="M52943 47116h-9080v3240h-9081" svg:viewBox="0 0 18162 3241">
          <text:p/>
        </draw:connector>
        <draw:connector draw:style-name="gr17" draw:text-style-name="P10" draw:layer="layout" svg:x1="19.669cm" svg:y1="44.004cm" svg:x2="23.352cm" svg:y2="43.369cm" draw:start-shape="id20" draw:start-glue-point="1" draw:end-shape="id21" draw:end-glue-point="3" svg:d="M19669 44004h1841v-635h1842" svg:viewBox="0 0 3684 636">
          <text:p/>
        </draw:connector>
        <draw:custom-shape draw:style-name="gr47" draw:text-style-name="P7" xml:id="id21" draw:id="id21" draw:layer="layout" svg:width="11.176cm" svg:height="1.143cm" svg:x="23.352cm" svg:y="42.798cm">
          <text:p text:style-name="P11"><text:span text:style-name="T1">&lt;&lt;INTERFACE&gt;&gt;</text:span></text:p>
          <text:p text:style-name="P11"><text:span text:style-name="T2">iValueView</text:span></text:p>
          <draw:enhanced-geometry svg:viewBox="0 0 21600 21600" draw:type="rectangle" draw:enhanced-path="M 0 0 L 21600 0 21600 21600 0 21600 0 0 Z N"/>
        </draw:custom-shape>
        <draw:connector draw:style-name="gr16" draw:text-style-name="P10" draw:layer="layout" draw:line-skew="-1.142cm" svg:x1="52.943cm" svg:y1="44.461cm" svg:x2="34.528cm" svg:y2="43.369cm" draw:start-shape="id22" draw:start-glue-point="4" draw:end-shape="id21" draw:end-glue-point="1" svg:d="M52943 44461h-10349v-1092h-8066" svg:viewBox="0 0 18416 1093">
          <text:p/>
        </draw:connector>
        <draw:connector draw:style-name="gr16" draw:text-style-name="P10" draw:layer="layout" svg:x1="68.691cm" svg:y1="44.766cm" svg:x2="90.281cm" svg:y2="37.527cm" draw:start-shape="id22" draw:start-glue-point="1" draw:end-shape="id17" draw:end-glue-point="3" svg:d="M68691 44766h10795v-7239h10795" svg:viewBox="0 0 21591 7240">
          <text:p/>
        </draw:connector>
        <draw:custom-shape draw:style-name="gr48" draw:text-style-name="P7" xml:id="id24" draw:id="id24" draw:layer="layout" svg:width="13.208cm" svg:height="1.143cm" svg:x="24.622cm" svg:y="26.669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0.05cm" svg:y1="27.302cm" svg:x2="24.622cm" svg:y2="27.24cm" draw:start-shape="id23" draw:start-glue-point="1" draw:end-shape="id24" draw:end-glue-point="3" svg:d="M20050 27302h2286v-62h2286" svg:viewBox="0 0 4573 63">
          <text:p/>
        </draw:connector>
        <draw:custom-shape draw:style-name="gr21" draw:text-style-name="P7" xml:id="id26" draw:id="id26" draw:layer="layout" svg:width="6.35cm" svg:height="1.143cm" svg:x="93.837cm" svg:y="16.888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102.479cm" svg:y1="17.452cm" svg:x2="100.187cm" svg:y2="17.459cm" draw:start-shape="id25" draw:start-glue-point="3" draw:end-shape="id26" draw:end-glue-point="1" svg:d="M102479 17452h-1146v7h-1146" svg:viewBox="0 0 2293 8">
          <text:p/>
        </draw:connector>
        <draw:custom-shape draw:style-name="gr23" draw:text-style-name="P25" draw:layer="layout" svg:width="6.35cm" svg:height="0.762cm" svg:x="93.837cm" svg:y="18.031cm">
          <text:p text:style-name="P24"><text:span text:style-name="T6">+ Values[]:Integer</text:span></text:p>
          <draw:enhanced-geometry svg:viewBox="0 0 21600 21600" draw:type="rectangle" draw:enhanced-path="M 0 0 L 21600 0 21600 21600 0 21600 0 0 Z N"/>
        </draw:custom-shape>
        <draw:custom-shape draw:style-name="gr24" draw:text-style-name="P25" draw:layer="layout" svg:width="6.35cm" svg:height="0.635cm" svg:x="93.837cm" svg:y="18.793cm">
          <text:p/>
          <draw:enhanced-geometry svg:viewBox="0 0 21600 21600" draw:type="rectangle" draw:enhanced-path="M 0 0 L 21600 0 21600 21600 0 21600 0 0 Z N"/>
        </draw:custom-shape>
        <draw:custom-shape draw:style-name="gr49" draw:text-style-name="P25" draw:layer="layout" svg:width="11.176cm" svg:height="0.762cm" svg:x="23.352cm" svg:y="43.941cm">
          <text:p/>
          <draw:enhanced-geometry svg:viewBox="0 0 21600 21600" draw:type="rectangle" draw:enhanced-path="M 0 0 L 21600 0 21600 21600 0 21600 0 0 Z N"/>
        </draw:custom-shape>
        <draw:custom-shape draw:style-name="gr50" draw:text-style-name="P25" draw:layer="layout" svg:width="11.176cm" svg:height="1.778cm" svg:x="23.352cm" svg:y="44.703cm">
          <text:p text:style-name="P24"><text:span text:style-name="T7">+ ShowValues(Values:i</text:span><text:span text:style-name="T8">SortValues</text:span><text:span text:style-name="T6">)</text:span><text:span text:style-name="T6"><text:line-break/></text:span><text:span text:style-name="T6">+ ResetView()</text:span></text:p>
          <draw:enhanced-geometry svg:viewBox="0 0 21600 21600" draw:type="rectangle" draw:enhanced-path="M 0 0 L 21600 0 21600 21600 0 21600 0 0 Z N"/>
        </draw:custom-shape>
        <draw:custom-shape draw:style-name="gr51" draw:text-style-name="P25" draw:layer="layout" svg:width="13.208cm" svg:height="3.048cm" svg:x="24.622cm" svg:y="30.985cm">
          <text:p text:style-name="P24"><text:span text:style-name="T6">+ LoadSortAlgorythmNames(SortAlgoNames:string[])</text:span></text:p>
          <text:p text:style-name="P24"><text:span text:style-name="T6"/></text:p>
          <draw:enhanced-geometry svg:viewBox="0 0 21600 21600" draw:type="rectangle" draw:enhanced-path="M 0 0 L 21600 0 21600 21600 0 21600 0 0 Z N"/>
        </draw:custom-shape>
        <draw:custom-shape draw:style-name="gr52" draw:text-style-name="P27" xml:id="id18" draw:id="id18" draw:layer="layout" svg:width="15.748cm" svg:height="3.302cm" svg:x="52.943cm" svg:y="45.465cm">
          <text:p text:style-name="P26"><text:span text:style-name="T7">+ Values:SortValuesInterface</text:span><text:span text:style-name="T7"><text:line-break/></text:span><text:span text:style-name="T7">+ ValueView:ValueViewInterface</text:span><text:span text:style-name="T7"><text:line-break/></text:span><text:span text:style-name="T7">+ StatisticsView:StatisticsViewInterface</text:span><text:span text:style-name="T7"><text:line-break/></text:span><text:span text:style-name="T6">+ SortAlgo:SortAlgorythmInterface</text:span></text:p>
          <text:p text:style-name="P26"><text:span text:style-name="T6">+ SortStatistics:</text:span><text:span text:style-name="T9">IStatisticValues</text:span></text:p>
          <text:p text:style-name="P26"><text:span text:style-name="T6"/></text:p>
          <text:p text:style-name="P26"><text:span text:style-name="T6">- SortWorker:Backgroundworker</text:span></text:p>
          <draw:enhanced-geometry svg:viewBox="0 0 21600 21600" draw:type="rectangle" draw:enhanced-path="M 0 0 L 21600 0 21600 21600 0 21600 0 0 Z N"/>
        </draw:custom-shape>
        <draw:connector draw:style-name="gr16" draw:text-style-name="P10" draw:layer="layout" svg:x1="60.817cm" svg:y1="44.068cm" svg:x2="37.83cm" svg:y2="27.24cm" draw:start-shape="id22" draw:start-glue-point="0" draw:end-shape="id24" draw:end-glue-point="1" svg:d="M60817 44068v-16828h-22987" svg:viewBox="0 0 22988 16829">
          <text:p/>
        </draw:connector>
        <draw:connector draw:style-name="gr53" draw:text-style-name="P28" draw:layer="layout" svg:x1="9.225cm" svg:y1="4.046cm" svg:x2="11.287cm" svg:y2="4.98cm" svg:d="M9225 4046h1031v934h1031" svg:viewBox="0 0 2063 935">
          <text:p text:style-name="P17"><text:span text:style-name="T10">Implements Interface</text:span></text:p>
        </draw:connector>
        <draw:connector draw:style-name="gr54" draw:text-style-name="P29" draw:layer="layout" svg:x1="9.636cm" svg:y1="5.516cm" svg:x2="11.582cm" svg:y2="6.43cm" svg:d="M9636 5516h973v914h973" svg:viewBox="0 0 1947 915">
          <text:p text:style-name="P18"><text:span text:style-name="T10">Uses n..1</text:span></text:p>
        </draw:connector>
        <draw:connector draw:style-name="gr55" draw:text-style-name="P29" draw:layer="layout" svg:x1="9.636cm" svg:y1="7.072cm" svg:x2="11.562cm" svg:y2="8.239cm" svg:d="M9636 7072h963v1167h963" svg:viewBox="0 0 1927 1168">
          <text:p text:style-name="P18"><text:span text:style-name="T10">Extends Class</text:span></text:p>
        </draw:connector>
        <draw:custom-shape draw:style-name="gr56" draw:text-style-name="P14" draw:layer="layout" svg:width="10.922cm" svg:height="0.762cm" svg:x="90.281cm" svg:y="38.099cm">
          <text:p/>
          <draw:enhanced-geometry svg:viewBox="0 0 21600 21600" draw:type="rectangle" draw:enhanced-path="M 0 0 L 21600 0 21600 21600 0 21600 0 0 Z N"/>
        </draw:custom-shape>
        <draw:custom-shape draw:style-name="gr57" draw:text-style-name="P25" draw:layer="layout" svg:width="10.922cm" svg:height="1.778cm" svg:x="90.281cm" svg:y="41.909cm">
          <text:p text:style-name="P24"><text:span text:style-name="T6">+ SetValues(Values:SortValuesInterface)</text:span></text:p>
          <text:p text:style-name="P24"><text:span text:style-name="T6">+ DoSort()</text:span><text:span text:style-name="T6"><text:line-break/></text:span><text:span text:style-name="T6"/></text:p>
          <draw:enhanced-geometry svg:viewBox="0 0 21600 21600" draw:type="rectangle" draw:enhanced-path="M 0 0 L 21600 0 21600 21600 0 21600 0 0 Z N"/>
        </draw:custom-shape>
        <draw:custom-shape draw:style-name="gr58" draw:text-style-name="P31" draw:layer="layout" svg:width="10.922cm" svg:height="3.048cm" svg:x="90.281cm" svg:y="38.861cm">
          <text:p text:style-name="P30"><text:span text:style-name="T6">Signals</text:span></text:p>
          <text:p text:style-name="P24"><text:span text:style-name="T6"><text:line-break/></text:span><text:span text:style-name="T6">+ ValueChanged(StepNumber:Integer)</text:span><text:span text:style-name="T6"><text:line-break/></text:span><text:span text:style-name="T6">+ SortFinish(TotalSteps:Integer)</text:span></text:p>
          <draw:enhanced-geometry svg:viewBox="0 0 21600 21600" draw:type="rectangle" draw:enhanced-path="M 0 0 L 21600 0 21600 21600 0 21600 0 0 Z N"/>
        </draw:custom-shape>
        <draw:custom-shape draw:style-name="gr59" draw:text-style-name="P7" xml:id="id19" draw:id="id19" draw:layer="layout" svg:width="11.43cm" svg:height="1.143cm" svg:x="23.352cm" svg:y="49.785cm">
          <text:p text:style-name="P11"><text:span text:style-name="T1">&lt;&lt;INTERFACE&gt;&gt;</text:span></text:p>
          <text:p text:style-name="P11"><text:span text:style-name="T2">iStatisticView</text:span></text:p>
          <draw:enhanced-geometry svg:viewBox="0 0 21600 21600" draw:type="rectangle" draw:enhanced-path="M 0 0 L 21600 0 21600 21600 0 21600 0 0 Z N"/>
        </draw:custom-shape>
        <draw:custom-shape draw:style-name="gr60" draw:text-style-name="P25" draw:layer="layout" svg:width="11.43cm" svg:height="0.762cm" svg:x="23.352cm" svg:y="50.928cm">
          <text:p/>
          <draw:enhanced-geometry svg:viewBox="0 0 21600 21600" draw:type="rectangle" draw:enhanced-path="M 0 0 L 21600 0 21600 21600 0 21600 0 0 Z N"/>
        </draw:custom-shape>
        <draw:custom-shape draw:style-name="gr61" draw:text-style-name="P25" draw:layer="layout" svg:width="11.43cm" svg:height="1.778cm" svg:x="23.352cm" svg:y="51.69cm">
          <text:p text:style-name="P24"><text:span text:style-name="T6">+ ShowStatistics(Stats:iStatisticValues)</text:span><text:span text:style-name="T6"><text:line-break/></text:span><text:span text:style-name="T6">+ ResetView()</text:span></text:p>
          <draw:enhanced-geometry svg:viewBox="0 0 21600 21600" draw:type="rectangle" draw:enhanced-path="M 0 0 L 21600 0 21600 21600 0 21600 0 0 Z N"/>
        </draw:custom-shape>
        <draw:custom-shape draw:style-name="gr40" draw:text-style-name="P2" xml:id="id27" draw:id="id27" draw:layer="layout" svg:width="5.969cm" svg:height="4.953cm" svg:x="12.684cm" svg:y="47.878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18.653cm" svg:y1="50.354cm" svg:x2="23.352cm" svg:y2="50.356cm" draw:start-shape="id27" draw:start-glue-point="1" draw:end-shape="id19" draw:end-glue-point="3" svg:d="M18653 50354h2349v2h2350" svg:viewBox="0 0 4700 3">
          <text:p/>
        </draw:connector>
        <draw:connector draw:style-name="gr16" draw:text-style-name="P10" draw:layer="layout" svg:x1="17.573cm" svg:y1="25.651cm" svg:x2="93.837cm" svg:y2="17.459cm" draw:start-shape="id23" draw:start-glue-point="0" draw:end-shape="id26" draw:end-glue-point="3" svg:d="M17573 25651v-8192h76264" svg:viewBox="0 0 76265 8193">
          <text:p/>
        </draw:connector>
        <draw:frame draw:style-name="gr42" draw:text-style-name="P32" draw:layer="layout" svg:width="7.366cm" svg:height="2.413cm" svg:x="2.905cm" svg:y="38.859cm">
          <draw:text-box>
            <text:p text:style-name="P18"><text:span text:style-name="T11">VIEW</text:span></text:p>
          </draw:text-box>
        </draw:frame>
        <draw:frame draw:style-name="gr62" draw:text-style-name="P32" draw:layer="layout" svg:width="9.525cm" svg:height="3.095cm" svg:x="53.832cm" svg:y="2.27cm">
          <draw:text-box>
            <text:p text:style-name="P18"><text:span text:style-name="T11">CONTROLLER</text:span></text:p>
          </draw:text-box>
        </draw:frame>
        <draw:frame draw:style-name="gr62" draw:text-style-name="P32" draw:layer="layout" svg:width="9.525cm" svg:height="3.095cm" svg:x="92.567cm" svg:y="1.969cm">
          <draw:text-box>
            <text:p text:style-name="P18"><text:span text:style-name="T11">MODEL</text:span></text:p>
          </draw:text-box>
        </draw:frame>
        <draw:custom-shape draw:style-name="gr63" draw:text-style-name="P34" draw:layer="controls" svg:width="16.51cm" svg:height="7.62cm" svg:x="2.397cm" svg:y="1.762cm">
          <text:p text:style-name="P33"><text:span text:style-name="T12">LEGENDE</text:span></text:p>
          <draw:enhanced-geometry svg:viewBox="0 0 21600 21600" draw:type="rectangle" draw:enhanced-path="M 0 0 L 21600 0 21600 21600 0 21600 0 0 Z N"/>
        </draw:custom-shape>
        <draw:line draw:style-name="gr64" draw:text-style-name="P10" draw:layer="controls" svg:x1="40.497cm" svg:y1="2.016cm" svg:x2="40.497cm" svg:y2="81.772cm">
          <text:p/>
        </draw:line>
        <draw:line draw:style-name="gr64" draw:text-style-name="P10" draw:layer="controls" svg:x1="80.883cm" svg:y1="3.159cm" svg:x2="80.883cm" svg:y2="82.915cm">
          <text:p/>
        </draw:line>
        <draw:custom-shape draw:style-name="gr65" draw:text-style-name="P31" draw:layer="controls" svg:width="13.208cm" svg:height="3.175cm" svg:x="24.622cm" svg:y="27.81cm">
          <text:p text:style-name="P30"><text:span text:style-name="T6">Signals</text:span></text:p>
          <text:p text:style-name="P26"><text:span text:style-name="T6">StartSort()</text:span></text:p>
          <text:p text:style-name="P26"><text:span text:style-name="T6">StopSort() </text:span><text:span text:style-name="T6"><text:line-break/></text:span><text:span text:style-name="T6">SetValues(Values:iSortValues) </text:span><text:span text:style-name="T6"><text:line-break/></text:span><text:span text:style-name="T6">SetSortAlgorythm(AlgoName:string)</text:span></text:p>
          <draw:enhanced-geometry svg:viewBox="0 0 21600 21600" draw:type="rectangle" draw:enhanced-path="M 0 0 L 21600 0 21600 21600 0 21600 0 0 Z N"/>
        </draw:custom-shape>
        <draw:line draw:style-name="gr64" draw:text-style-name="P10" draw:layer="controls" svg:x1="40.751cm" svg:y1="38.859cm" svg:x2="2.143cm" svg:y2="38.732cm">
          <text:p/>
        </draw:line>
        <draw:frame draw:style-name="gr42" draw:text-style-name="P32" draw:layer="controls" svg:width="7.366cm" svg:height="2.413cm" svg:x="3.921cm" svg:y="22.095cm">
          <draw:text-box>
            <text:p text:style-name="P18"><text:span text:style-name="T11">UserInput</text:span></text:p>
          </draw:text-box>
        </draw:frame>
        <draw:custom-shape draw:style-name="gr66" draw:text-style-name="P25" xml:id="id31" draw:id="id31" draw:layer="layout" svg:width="15.748cm" svg:height="2.652cm" svg:x="52.943cm" svg:y="48.767cm">
          <text:p text:style-name="P24"><text:span text:style-name="T6">+ SortController(UI:iUserInput;</text:span><text:span text:style-name="T6"><text:line-break/></text:span><text:span text:style-name="T6"><text:tab/></text:span><text:span text:style-name="T6"><text:tab/></text:span><text:span text:style-name="T6"> <text:s text:c="6"/>ValueView:iValueView,</text:span><text:span text:style-name="T6"><text:line-break/></text:span><text:span text:style-name="T6"><text:tab/></text:span><text:span text:style-name="T6"><text:tab/></text:span><text:span text:style-name="T6"> <text:s text:c="6"/>StatisticView:iStatisticView,</text:span></text:p>
          <text:p text:style-name="P24"><text:span text:style-name="T6"><text:tab/></text:span><text:span text:style-name="T6"><text:tab/></text:span><text:span text:style-name="T6"><text:tab/></text:span><text:span text:style-name="T6"> <text:s/></text:span><text:span text:style-name="T6">SortAlgoManager:iSortAlgorythmManager)</text:span><text:span text:style-name="T6"><text:tab/></text:span></text:p>
          <draw:enhanced-geometry svg:viewBox="0 0 21600 21600" draw:type="rectangle" draw:enhanced-path="M 0 0 L 21600 0 21600 21600 0 21600 0 0 Z N"/>
        </draw:custom-shape>
        <draw:connector draw:style-name="gr15" draw:text-style-name="P10" draw:layer="layout" svg:x1="108.918cm" svg:y1="40.383cm" svg:x2="101.203cm" svg:y2="37.527cm" draw:start-shape="id28" draw:start-glue-point="0" draw:end-shape="id17" draw:end-glue-point="1" svg:d="M108918 40383v-2856h-7715" svg:viewBox="0 0 7716 2857">
          <text:p/>
        </draw:connector>
        <draw:custom-shape draw:style-name="gr67" draw:text-style-name="P23" xml:id="id32" draw:id="id32" draw:layer="layout" svg:width="13.081cm" svg:height="1.143cm" svg:x="54.213cm" svg:y="60.055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68" draw:text-style-name="P14" draw:layer="layout" svg:width="13.081cm" svg:height="1.397cm" svg:x="54.213cm" svg:y="61.198cm">
          <text:p/>
          <draw:enhanced-geometry svg:viewBox="0 0 21600 21600" draw:type="rectangle" draw:enhanced-path="M 0 0 L 21600 0 21600 21600 0 21600 0 0 Z N"/>
        </draw:custom-shape>
        <draw:custom-shape draw:style-name="gr69" draw:text-style-name="P14" xml:id="id30" draw:id="id30" draw:layer="layout" svg:width="13.081cm" svg:height="1.778cm" svg:x="54.213cm" svg:y="62.595cm">
          <text:p text:style-name="P13"><text:span text:style-name="T4">+ GetSortAlgorythmsNames():List&lt;String&gt;</text:span><text:span text:style-name="T4"><text:line-break/></text:span><text:span text:style-name="T4">+ GetAlgorythm(SortAlgorythmName:String):IsortAlgorythm</text:span><text:span text:style-name="T4"><text:line-break/></text:span><text:span text:style-name="T4">+ AddAlgorythm(UniqueName:string,SortAlgorythm:ISortAlgorythm)</text:span><text:span text:style-name="T4"><text:line-break/></text:span><text:span text:style-name="T4"/></text:p>
          <draw:enhanced-geometry svg:viewBox="0 0 21600 21600" draw:type="rectangle" draw:enhanced-path="M 0 0 L 21600 0 21600 21600 0 21600 0 0 Z N"/>
        </draw:custom-shape>
        <draw:custom-shape draw:style-name="gr9" draw:text-style-name="P5" xml:id="id29" draw:id="id29" draw:layer="layout" svg:width="7.747cm" svg:height="1.397cm" svg:x="58.15cm" svg:y="70.342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0" draw:text-style-name="P15" draw:layer="layout" svg:width="7.747cm" svg:height="3.302cm" svg:x="58.15cm" svg:y="71.739cm">
          <text:p/>
          <draw:enhanced-geometry svg:viewBox="0 0 21600 21600" draw:type="rectangle" draw:enhanced-path="M 0 0 L 21600 0 21600 21600 0 21600 0 0 Z N"/>
        </draw:custom-shape>
        <draw:connector draw:style-name="gr15" draw:text-style-name="P10" draw:layer="layout" svg:x1="62.023cm" svg:y1="70.342cm" svg:x2="60.753cm" svg:y2="64.373cm" draw:start-shape="id29" draw:start-glue-point="0" draw:end-shape="id30" draw:end-glue-point="2" svg:d="M62023 70342v-2985h-1270v-2984" svg:viewBox="0 0 1271 5970">
          <text:p/>
        </draw:connector>
        <draw:connector draw:style-name="gr16" draw:text-style-name="P10" draw:layer="layout" svg:x1="60.817cm" svg:y1="51.419cm" svg:x2="60.753cm" svg:y2="60.055cm" draw:start-shape="id31" draw:start-glue-point="2" draw:end-shape="id32" draw:end-glue-point="0" svg:d="M60817 51419v4318h-64v4318" svg:viewBox="0 0 65 8637">
          <text:p/>
        </draw:connector>
        <draw:custom-shape draw:style-name="gr21" draw:text-style-name="P7" xml:id="id34" draw:id="id34" draw:layer="layout" svg:width="6.35cm" svg:height="1.143cm" svg:x="93.964cm" svg:y="22.971cm">
          <text:p text:style-name="P11"><text:span text:style-name="T1">&lt;&lt;INTERFACE&gt;&gt;</text:span></text:p>
          <text:p text:style-name="P11"><text:span text:style-name="T2">IStatisticValues</text:span></text:p>
          <draw:enhanced-geometry svg:viewBox="0 0 21600 21600" draw:type="rectangle" draw:enhanced-path="M 0 0 L 21600 0 21600 21600 0 21600 0 0 Z N"/>
        </draw:custom-shape>
        <draw:custom-shape draw:style-name="gr23" draw:text-style-name="P25" draw:layer="layout" svg:width="6.35cm" svg:height="0.762cm" svg:x="93.964cm" svg:y="24.114cm">
          <text:p/>
          <draw:enhanced-geometry svg:viewBox="0 0 21600 21600" draw:type="rectangle" draw:enhanced-path="M 0 0 L 21600 0 21600 21600 0 21600 0 0 Z N"/>
        </draw:custom-shape>
        <draw:custom-shape draw:style-name="gr24" draw:text-style-name="P25" draw:layer="layout" svg:width="6.35cm" svg:height="0.635cm" svg:x="93.964cm" svg:y="24.876cm">
          <text:p/>
          <draw:enhanced-geometry svg:viewBox="0 0 21600 21600" draw:type="rectangle" draw:enhanced-path="M 0 0 L 21600 0 21600 21600 0 21600 0 0 Z N"/>
        </draw:custom-shape>
        <draw:custom-shape draw:style-name="gr12" draw:text-style-name="P9" xml:id="id33" draw:id="id33" draw:layer="layout" svg:width="3.302cm" svg:height="1.143cm" svg:x="103.235cm" svg:y="23.225cm">
          <text:p text:style-name="P8"><text:span text:style-name="T2">StatisticValues</text:span></text:p>
          <draw:enhanced-geometry svg:viewBox="0 0 21600 21600" draw:type="rectangle" draw:enhanced-path="M 0 0 L 21600 0 21600 21600 0 21600 0 0 Z N"/>
        </draw:custom-shape>
        <draw:connector draw:style-name="gr15" draw:text-style-name="P10" draw:layer="layout" svg:x1="103.235cm" svg:y1="23.796cm" svg:x2="100.314cm" svg:y2="23.542cm" draw:start-shape="id33" draw:start-glue-point="3" draw:end-shape="id34" draw:end-glue-point="1" svg:d="M103235 23796h-1460v-254h-1461" svg:viewBox="0 0 2922 255">
          <text:p/>
        </draw:connector>
        <draw:connector draw:style-name="gr16" draw:text-style-name="P10" draw:layer="layout" draw:line-skew="-3.747cm" svg:x1="68.691cm" svg:y1="44.766cm" svg:x2="93.964cm" svg:y2="23.542cm" draw:start-shape="id22" draw:start-glue-point="1" draw:end-shape="id34" draw:end-glue-point="3" svg:d="M68691 44766h8890v-21224h16383" svg:viewBox="0 0 25274 21225">
          <text:p/>
        </draw:connector>
      </draw:page>
      <draw:page draw:name="page3" draw:style-name="dp1" draw:master-page-name="Default">
        <draw:custom-shape draw:style-name="gr9" draw:text-style-name="P5" xml:id="id37" draw:id="id37" draw:layer="layout" svg:width="7.747cm" svg:height="1.397cm" svg:x="5.953cm" svg:y="17.51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71" draw:text-style-name="P23" xml:id="id41" draw:id="id41" draw:layer="layout" svg:width="8.509cm" svg:height="1.143cm" svg:x="38.084cm" svg:y="17.637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39" draw:id="id39" draw:layer="layout" svg:width="3.366cm" svg:height="1.143cm" svg:x="42.275cm" svg:y="30.464cm">
          <text:p text:style-name="P8"><text:span text:style-name="T2">BinarySearch</text:span></text:p>
          <draw:enhanced-geometry svg:viewBox="0 0 21600 21600" draw:type="rectangle" draw:enhanced-path="M 0 0 L 21600 0 21600 21600 0 21600 0 0 Z N"/>
        </draw:custom-shape>
        <draw:custom-shape draw:style-name="gr12" draw:text-style-name="P9" xml:id="id40" draw:id="id40" draw:layer="layout" svg:width="3.302cm" svg:height="1.143cm" svg:x="38.846cm" svg:y="30.464cm">
          <text:p text:style-name="P8"><text:span text:style-name="T2">BubbleSearch</text:span></text:p>
          <draw:enhanced-geometry svg:viewBox="0 0 21600 21600" draw:type="rectangle" draw:enhanced-path="M 0 0 L 21600 0 21600 21600 0 21600 0 0 Z N"/>
        </draw:custom-shape>
        <draw:custom-shape draw:style-name="gr13" draw:text-style-name="P9" xml:id="id35" draw:id="id35" draw:layer="layout" svg:width="5.969cm" svg:height="1.143cm" svg:x="39.227cm" svg:y="28.178cm">
          <text:p text:style-name="P8"><text:span text:style-name="T2">SortAlgo</text:span></text:p>
          <draw:enhanced-geometry svg:viewBox="0 0 21600 21600" draw:type="rectangle" draw:enhanced-path="M 0 0 L 21600 0 21600 21600 0 21600 0 0 Z N"/>
        </draw:custom-shape>
        <draw:connector draw:style-name="gr15" draw:text-style-name="P10" draw:layer="layout" svg:x1="42.211cm" svg:y1="28.178cm" svg:x2="42.338cm" svg:y2="24.368cm" draw:start-shape="id35" draw:start-glue-point="0" draw:end-shape="id36" draw:end-glue-point="2" svg:d="M42211 28178v-1905h127v-1905" svg:viewBox="0 0 128 3811">
          <text:p/>
        </draw:connector>
        <draw:connector draw:style-name="gr16" draw:text-style-name="P10" draw:layer="layout" svg:x1="13.7cm" svg:y1="18.208cm" svg:x2="21.066cm" svg:y2="16.43cm" draw:start-shape="id37" draw:start-glue-point="1" draw:end-shape="id38" draw:end-glue-point="3" svg:d="M13700 18208h3682v-1778h3684" svg:viewBox="0 0 7367 1779">
          <text:p/>
        </draw:connector>
        <draw:connector draw:style-name="gr22" draw:text-style-name="P10" draw:layer="layout" svg:x1="43.958cm" svg:y1="30.464cm" svg:x2="42.211cm" svg:y2="29.321cm" draw:start-shape="id39" draw:start-glue-point="0" draw:end-shape="id35" draw:end-glue-point="2" svg:d="M43958 30464v-572h-1747v-571" svg:viewBox="0 0 1748 1144">
          <text:p/>
        </draw:connector>
        <draw:connector draw:style-name="gr22" draw:text-style-name="P10" draw:layer="layout" svg:x1="40.497cm" svg:y1="30.464cm" svg:x2="42.211cm" svg:y2="29.321cm" draw:start-shape="id40" draw:start-glue-point="0" draw:end-shape="id35" draw:end-glue-point="2" svg:d="M40497 30464v-572h1714v-571" svg:viewBox="0 0 1715 1144">
          <text:p/>
        </draw:connector>
        <draw:custom-shape draw:style-name="gr72" draw:text-style-name="P15" draw:layer="layout" svg:width="7.747cm" svg:height="3.302cm" svg:x="5.953cm" svg:y="18.907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5.953cm" svg:y="22.209cm">
          <text:p/>
          <draw:enhanced-geometry svg:viewBox="0 0 21600 21600" draw:type="rectangle" draw:enhanced-path="M 0 0 L 21600 0 21600 21600 0 21600 0 0 Z N"/>
        </draw:custom-shape>
        <draw:custom-shape draw:style-name="gr34" draw:text-style-name="P14" draw:layer="layout" svg:width="8.509cm" svg:height="0.762cm" svg:x="38.084cm" svg:y="18.78cm">
          <text:p/>
          <draw:enhanced-geometry svg:viewBox="0 0 21600 21600" draw:type="rectangle" draw:enhanced-path="M 0 0 L 21600 0 21600 21600 0 21600 0 0 Z N"/>
        </draw:custom-shape>
        <draw:custom-shape draw:style-name="gr73" draw:text-style-name="P14" xml:id="id36" draw:id="id36" draw:layer="layout" svg:width="8.509cm" svg:height="2.54cm" svg:x="38.084cm" svg:y="21.828cm">
          <text:p text:style-name="P13"><text:span text:style-name="T4">+ Name:String</text:span></text:p>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74" draw:text-style-name="P20" draw:layer="layout" svg:width="8.509cm" svg:height="2.286cm" svg:x="38.084cm" svg:y="19.542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frame draw:style-name="gr43" draw:text-style-name="P22" draw:layer="layout" svg:width="4.953cm" svg:height="2.159cm" svg:x="6.588cm" svg:y="35.29cm">
          <draw:text-box>
            <text:p>CONTROLLER</text:p>
          </draw:text-box>
        </draw:frame>
        <draw:frame draw:style-name="gr43" draw:text-style-name="P22" draw:layer="layout" svg:width="4.953cm" svg:height="2.159cm" svg:x="41.64cm" svg:y="35.163cm">
          <draw:text-box>
            <text:p>Model</text:p>
          </draw:text-box>
        </draw:frame>
        <draw:frame draw:style-name="gr75" draw:text-style-name="P22" draw:layer="layout" svg:width="14.859cm" svg:height="5.969cm" svg:x="18.272cm" svg:y="5.953cm">
          <draw:text-box>
            <text:p>Es muss ein OrtAlgorythm manager implementiert werden, um später den Zugriff besser zu kontrollieren</text:p>
          </draw:text-box>
        </draw:frame>
        <draw:custom-shape draw:style-name="gr76" draw:text-style-name="P23" xml:id="id38" draw:id="id38" draw:layer="layout" svg:width="8.509cm" svg:height="1.143cm" svg:x="21.066cm" svg:y="15.859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34" draw:text-style-name="P14" draw:layer="layout" svg:width="8.509cm" svg:height="0.762cm" svg:x="21.066cm" svg:y="17.002cm">
          <text:p/>
          <draw:enhanced-geometry svg:viewBox="0 0 21600 21600" draw:type="rectangle" draw:enhanced-path="M 0 0 L 21600 0 21600 21600 0 21600 0 0 Z N"/>
        </draw:custom-shape>
        <draw:custom-shape draw:style-name="gr35" draw:text-style-name="P14" xml:id="id43" draw:id="id43" draw:layer="layout" svg:width="8.509cm" svg:height="1.778cm" svg:x="21.066cm" svg:y="20.812cm">
          <text:p text:style-name="P13"><text:span text:style-name="T4">+ GetSortAlgorythms:List&lt;iSortAlgorythm&g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21.066cm" svg:y="17.764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onnector draw:style-name="gr16" draw:text-style-name="P10" draw:layer="layout" svg:x1="38.084cm" svg:y1="18.208cm" svg:x2="29.575cm" svg:y2="16.43cm" draw:start-shape="id41" draw:start-glue-point="3" draw:end-shape="id38" draw:end-glue-point="1" svg:d="M38084 18208h-4255v-1778h-4254" svg:viewBox="0 0 8510 1779">
          <text:p/>
        </draw:connector>
        <draw:custom-shape draw:style-name="gr9" draw:text-style-name="P5" xml:id="id42" draw:id="id42" draw:layer="layout" svg:width="7.747cm" svg:height="1.397cm" svg:x="21.32cm" svg:y="26.273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7" draw:text-style-name="P15" draw:layer="layout" svg:width="7.747cm" svg:height="3.302cm" svg:x="21.32cm" svg:y="27.67cm">
          <text:p/>
          <draw:enhanced-geometry svg:viewBox="0 0 21600 21600" draw:type="rectangle" draw:enhanced-path="M 0 0 L 21600 0 21600 21600 0 21600 0 0 Z N"/>
        </draw:custom-shape>
        <draw:custom-shape draw:style-name="gr30" draw:text-style-name="P14" draw:layer="layout" svg:width="7.747cm" svg:height="1.651cm" svg:x="21.32cm" svg:y="30.972cm">
          <text:p/>
          <draw:enhanced-geometry svg:viewBox="0 0 21600 21600" draw:type="rectangle" draw:enhanced-path="M 0 0 L 21600 0 21600 21600 0 21600 0 0 Z N"/>
        </draw:custom-shape>
        <draw:connector draw:style-name="gr15" draw:text-style-name="P10" draw:layer="layout" svg:x1="25.193cm" svg:y1="26.273cm" svg:x2="25.32cm" svg:y2="22.59cm" draw:start-shape="id42" draw:start-glue-point="0" draw:end-shape="id43" draw:end-glue-point="2" svg:d="M25193 26273v-1842h127v-1841" svg:viewBox="0 0 128 3684">
          <text:p/>
        </draw:connector>
      </draw:page>
      <draw:page draw:name="page4" draw:style-name="dp1" draw:master-page-name="Default">
        <draw:custom-shape draw:style-name="gr78" draw:text-style-name="P35"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9" draw:text-style-name="P9" draw:layer="layout" svg:width="4.953cm" svg:height="1.397cm" svg:x="30.21cm" svg:y="5.318cm">
          <text:p text:style-name="P36"><text:span text:style-name="T2">SortController</text:span></text:p>
          <draw:enhanced-geometry svg:viewBox="0 0 21600 21600" draw:type="rectangle" draw:enhanced-path="M 0 0 L 21600 0 21600 21600 0 21600 0 0 Z N"/>
        </draw:custom-shape>
        <draw:custom-shape draw:style-name="gr80" draw:text-style-name="P9" xml:id="id62" draw:id="id62"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81"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79"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80" draw:text-style-name="P9" xml:id="id44" draw:id="id44"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82" draw:text-style-name="P38" xml:id="id45" draw:id="id45" draw:layer="measurelines" svg:width="10.16cm" svg:height="4.064cm" svg:x="27.289cm" svg:y="11.033cm">
          <draw:glue-point draw:id="4" svg:x="5cm" svg:y="-3.125cm" draw:escape-direction="right"/>
          <text:p text:style-name="P37"><text:span text:style-name="T4">+SetValues(Values:SortValuesInterface)</text:span></text:p>
          <draw:enhanced-geometry svg:viewBox="0 0 21600 21600" draw:type="rectangle" draw:enhanced-path="M 0 0 L 21600 0 21600 21600 0 21600 0 0 Z N"/>
        </draw:custom-shape>
        <draw:custom-shape draw:style-name="gr83"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4" draw:text-style-name="P38" xml:id="id63" draw:id="id63"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5"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86" draw:text-style-name="P38" xml:id="id46" draw:id="id46" draw:layer="measurelines" svg:width="5.842cm" svg:height="0.762cm" svg:x="39.1cm" svg:y="11.414cm">
          <text:p text:style-name="P37"><text:span text:style-name="T4">New SortValues(int Values[])</text:span></text:p>
          <draw:enhanced-geometry svg:viewBox="0 0 21600 21600" draw:type="rectangle" draw:enhanced-path="M 0 0 L 21600 0 21600 21600 0 21600 0 0 Z N"/>
        </draw:custom-shape>
        <draw:connector draw:style-name="gr87" draw:text-style-name="P10" draw:layer="measurelines" svg:x1="24.876cm" svg:y1="11.795cm" svg:x2="27.289cm" svg:y2="13.065cm" draw:start-shape="id44" draw:start-glue-point="1" draw:end-shape="id45" draw:end-glue-point="3" svg:d="M24876 11795h1206v1270h1207" svg:viewBox="0 0 2414 1271">
          <text:p/>
        </draw:connector>
        <draw:connector draw:style-name="gr87" draw:text-style-name="P10" draw:layer="measurelines" svg:x1="37.449cm" svg:y1="11.795cm" svg:x2="39.1cm" svg:y2="11.795cm" draw:start-shape="id45" draw:start-glue-point="4" draw:end-shape="id46" draw:end-glue-point="3" svg:d="M37449 11795h1651" svg:viewBox="0 0 1652 1">
          <text:p/>
        </draw:connector>
        <draw:custom-shape draw:style-name="gr88" draw:text-style-name="P38" xml:id="id47" draw:id="id47" draw:layer="measurelines" svg:width="7.493cm" svg:height="1.397cm" svg:x="29.956cm" svg:y="12.303cm">
          <text:p text:style-name="P37"><text:span text:style-name="T3">+ Values:SortValuesInterface = </text:span><text:span text:style-name="T3"><text:line-break/></text:span><text:span text:style-name="T3">newSortValue</text:span></text:p>
          <draw:enhanced-geometry svg:viewBox="0 0 21600 21600" draw:type="rectangle" draw:enhanced-path="M 0 0 L 21600 0 21600 21600 0 21600 0 0 Z N"/>
        </draw:custom-shape>
        <draw:connector draw:style-name="gr87" draw:text-style-name="P10" draw:layer="measurelines" svg:x1="42.021cm" svg:y1="12.176cm" svg:x2="37.449cm" svg:y2="13.001cm" draw:start-shape="id46" draw:start-glue-point="2" draw:end-shape="id47" draw:end-glue-point="1" svg:d="M42021 12176v825h-4572" svg:viewBox="0 0 4573 826">
          <text:p/>
        </draw:connector>
        <draw:custom-shape draw:style-name="gr80" draw:text-style-name="P9" xml:id="id48" draw:id="id48"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89" draw:text-style-name="P38" xml:id="id49" draw:id="id49" draw:layer="measurelines" svg:width="10.16cm" svg:height="0.889cm" svg:x="27.289cm" svg:y="18.653cm">
          <text:p text:style-name="P37"><text:span text:style-name="T13">+</text:span><text:span text:style-name="T4">StartSort()</text:span></text:p>
          <draw:enhanced-geometry svg:viewBox="0 0 21600 21600" draw:type="rectangle" draw:enhanced-path="M 0 0 L 21600 0 21600 21600 0 21600 0 0 Z N"/>
        </draw:custom-shape>
        <draw:custom-shape draw:style-name="gr90" draw:text-style-name="P38" xml:id="id50" draw:id="id50" draw:layer="measurelines" svg:width="10.16cm" svg:height="1.651cm" svg:x="27.289cm" svg:y="20.685cm">
          <text:p text:style-name="P37"><text:span text:style-name="T4">- SortWorker:Backgroundworker = </text:span><text:span text:style-name="T4"><text:line-break/></text:span><text:span text:style-name="T4">new Backgroundworker</text:span></text:p>
          <draw:enhanced-geometry svg:viewBox="0 0 21600 21600" draw:type="rectangle" draw:enhanced-path="M 0 0 L 21600 0 21600 21600 0 21600 0 0 Z N"/>
        </draw:custom-shape>
        <draw:connector draw:style-name="gr87" draw:text-style-name="P10" draw:layer="measurelines" svg:x1="24.876cm" svg:y1="19.161cm" svg:x2="27.289cm" svg:y2="19.097cm" draw:start-shape="id48" draw:start-glue-point="1" draw:end-shape="id49" draw:end-glue-point="3" svg:d="M24876 19161h1206v-64h1207" svg:viewBox="0 0 2414 65">
          <text:p/>
        </draw:connector>
        <draw:connector draw:style-name="gr87" draw:text-style-name="P10" draw:layer="measurelines" svg:x1="32.369cm" svg:y1="19.542cm" svg:x2="32.369cm" svg:y2="20.685cm" draw:start-shape="id49" draw:start-glue-point="2" draw:end-shape="id50" draw:end-glue-point="0" svg:d="M32369 19542v1143" svg:viewBox="0 0 1 1144">
          <text:p/>
        </draw:connector>
        <draw:custom-shape draw:style-name="gr85"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91" draw:text-style-name="P38" xml:id="id51" draw:id="id51" draw:layer="measurelines" svg:width="10.16cm" svg:height="1.651cm" svg:x="27.289cm" svg:y="23.225cm">
          <text:p text:style-name="P37"><text:span text:style-name="T4">Backgroundworker.DoWork</text:span></text:p>
          <draw:enhanced-geometry svg:viewBox="0 0 21600 21600" draw:type="rectangle" draw:enhanced-path="M 0 0 L 21600 0 21600 21600 0 21600 0 0 Z N"/>
        </draw:custom-shape>
        <draw:connector draw:style-name="gr87" draw:text-style-name="P10" draw:layer="measurelines" svg:x1="32.369cm" svg:y1="22.336cm" svg:x2="32.369cm" svg:y2="23.225cm" draw:start-shape="id50" draw:start-glue-point="2" draw:end-shape="id51" draw:end-glue-point="0" svg:d="M32369 22336v889" svg:viewBox="0 0 1 890">
          <text:p/>
        </draw:connector>
        <draw:custom-shape draw:style-name="gr92" draw:text-style-name="P14" xml:id="id52" draw:id="id52" draw:layer="measurelines" svg:width="8.509cm" svg:height="0.889cm" svg:x="44.18cm" svg:y="14.335cm">
          <text:p text:style-name="P13"><text:span text:style-name="T4">+ SetValues(Values:SortValuesInterface)</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3.702cm" svg:y1="13.7cm" svg:x2="44.18cm" svg:y2="14.779cm" draw:start-shape="id47" draw:start-glue-point="2" draw:end-shape="id52" draw:end-glue-point="3" svg:d="M33702 13700v1079h10478" svg:viewBox="0 0 10479 1080">
          <text:p/>
        </draw:connector>
        <draw:custom-shape draw:style-name="gr92" draw:text-style-name="P14" xml:id="id53" draw:id="id53" draw:layer="measurelines" svg:width="8.509cm" svg:height="0.889cm" svg:x="44.053cm" svg:y="23.606cm">
          <text:p text:style-name="P13"><text:span text:style-name="T4">+ DoSortStep()</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7.449cm" svg:y1="24.05cm" svg:x2="44.053cm" svg:y2="24.05cm" draw:start-shape="id51" draw:start-glue-point="1" draw:end-shape="id53" draw:end-glue-point="3" svg:d="M37449 24050h6604" svg:viewBox="0 0 6605 1">
          <text:p/>
        </draw:connector>
        <draw:custom-shape draw:style-name="gr93" draw:text-style-name="P38" xml:id="id55" draw:id="id55" draw:layer="measurelines" svg:width="10.16cm" svg:height="1.651cm" svg:x="27.289cm" svg:y="25.638cm">
          <draw:glue-point draw:id="4" svg:x="-5cm" svg:y="2.695cm"/>
          <text:p text:style-name="P37"><text:span text:style-name="T4">Backgroundworker.onStateChanged</text:span></text:p>
          <draw:enhanced-geometry svg:viewBox="0 0 21600 21600" draw:type="rectangle" draw:enhanced-path="M 0 0 L 21600 0 21600 21600 0 21600 0 0 Z N"/>
        </draw:custom-shape>
        <draw:connector draw:style-name="gr87" draw:text-style-name="P10" draw:layer="measurelines" svg:x1="43.926cm" svg:y1="26.336cm" svg:x2="37.449cm" svg:y2="26.463cm" draw:start-shape="id54" draw:start-glue-point="3" draw:end-shape="id55" draw:end-glue-point="1" svg:d="M43926 26336h-3239v127h-3238" svg:viewBox="0 0 6478 128">
          <text:p/>
        </draw:connector>
        <draw:custom-shape draw:style-name="gr94" draw:text-style-name="P14" xml:id="id56" draw:id="id56" draw:layer="measurelines" svg:width="6.35cm" svg:height="0.889cm" svg:x="11.16cm" svg:y="26.019cm">
          <text:p text:style-name="P13"><text:span text:style-name="T4">+ ShowValues(Values[]:Integer)</text:span></text:p>
          <draw:enhanced-geometry svg:viewBox="0 0 21600 21600" draw:type="rectangle" draw:enhanced-path="M 0 0 L 21600 0 21600 21600 0 21600 0 0 Z N"/>
        </draw:custom-shape>
        <draw:custom-shape draw:style-name="gr79"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87" draw:text-style-name="P10" draw:layer="layout" svg:x1="27.289cm" svg:y1="26.463cm" svg:x2="17.51cm" svg:y2="26.463cm" draw:start-shape="id55" draw:start-glue-point="3" draw:end-shape="id56" draw:end-glue-point="1" svg:d="M27289 26463h-9779" svg:viewBox="0 0 9780 1">
          <text:p/>
        </draw:connector>
        <draw:custom-shape draw:style-name="gr79" draw:text-style-name="P9" xml:id="id58" draw:id="id58"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95" draw:text-style-name="P14" xml:id="id57" draw:id="id57" draw:layer="layout" svg:width="8.636cm" svg:height="0.889cm" svg:x="3.032cm" svg:y="27.416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6.907cm" svg:x2="11.668cm" svg:y2="27.86cm" draw:start-shape="id55" draw:start-glue-point="4" draw:end-shape="id57" draw:end-glue-point="1" svg:d="M27289 26907h-7810v953h-7811" svg:viewBox="0 0 15622 954">
          <text:p/>
        </draw:connector>
        <draw:connector draw:style-name="gr96" draw:text-style-name="P10" draw:layer="layout" svg:x1="6.651cm" svg:y1="6.715cm" svg:x2="6.641cm" svg:y2="40.561cm" draw:start-shape="id58" draw:start-glue-point="2" svg:d="M6651 6715v17173h-10v16673" svg:viewBox="0 0 11 33847">
          <text:p/>
        </draw:connector>
        <draw:connector draw:style-name="gr96" draw:text-style-name="P10" draw:layer="layout" svg:x1="14.335cm" svg:y1="6.778cm" svg:x2="14.325cm" svg:y2="40.624cm" svg:d="M14335 6778v17173h-10v16673" svg:viewBox="0 0 11 33847">
          <text:p/>
        </draw:connector>
        <draw:connector draw:style-name="gr96" draw:text-style-name="P10" draw:layer="layout" svg:x1="22.209cm" svg:y1="6.778cm" svg:x2="22.199cm" svg:y2="40.624cm" svg:d="M22209 6778v17173h-10v16673" svg:viewBox="0 0 11 33847">
          <text:p/>
        </draw:connector>
        <draw:connector draw:style-name="gr96" draw:text-style-name="P10" draw:layer="layout" svg:x1="32.76cm" svg:y1="6.778cm" svg:x2="32.75cm" svg:y2="40.624cm" svg:d="M32760 6778v17173h-10v16673" svg:viewBox="0 0 11 33847">
          <text:p/>
        </draw:connector>
        <draw:connector draw:style-name="gr96" draw:text-style-name="P10" draw:layer="layout" svg:x1="41.767cm" svg:y1="6.334cm" svg:x2="41.757cm" svg:y2="40.18cm" svg:d="M41767 6334v17173h-10v16673" svg:viewBox="0 0 11 33847">
          <text:p/>
        </draw:connector>
        <draw:connector draw:style-name="gr96" draw:text-style-name="P10" draw:layer="layout" svg:x1="48.254cm" svg:y1="6.334cm" svg:x2="48.244cm" svg:y2="40.18cm" svg:d="M48254 6334v17173h-10v16673" svg:viewBox="0 0 11 33847">
          <text:p/>
        </draw:connector>
        <draw:custom-shape draw:style-name="gr97" draw:text-style-name="P14" xml:id="id54" draw:id="id54" draw:layer="layout" svg:width="9.779cm" svg:height="0.889cm" svg:x="43.926cm" svg:y="25.892cm">
          <text:p text:style-name="P13"><text:span text:style-name="T3">SIGNAL: </text:span><text:span text:style-name="T4">ValueChanged(StepNumber:Integer)</text:span><text:span text:style-name="T4"><text:line-break/></text:span><text:span text:style-name="T4"/></text:p>
          <draw:enhanced-geometry svg:viewBox="0 0 21600 21600" draw:type="rectangle" draw:enhanced-path="M 0 0 L 21600 0 21600 21600 0 21600 0 0 Z N"/>
        </draw:custom-shape>
        <draw:custom-shape draw:style-name="gr97" draw:text-style-name="P14" xml:id="id59" draw:id="id59" draw:layer="layout" svg:width="9.779cm" svg:height="0.889cm" svg:x="43.799cm" svg:y="29.194cm">
          <text:p text:style-name="P13"><text:span text:style-name="T3">SIGNAL: SortFinish(TotalSteps:Integer)</text:span><text:span text:style-name="T4"><text:line-break/></text:span><text:span text:style-name="T4"/></text:p>
          <draw:enhanced-geometry svg:viewBox="0 0 21600 21600" draw:type="rectangle" draw:enhanced-path="M 0 0 L 21600 0 21600 21600 0 21600 0 0 Z N"/>
        </draw:custom-shape>
        <draw:custom-shape draw:style-name="gr98" draw:text-style-name="P38" xml:id="id60" draw:id="id60" draw:layer="layout" svg:width="10.16cm" svg:height="1.651cm" svg:x="27.289cm" svg:y="28.686cm">
          <draw:glue-point draw:id="4" svg:x="-5cm" svg:y="2.695cm"/>
          <text:p text:style-name="P37"><text:span text:style-name="T4">Backgroundworker.onFinish</text:span></text:p>
          <draw:enhanced-geometry svg:viewBox="0 0 21600 21600" draw:type="rectangle" draw:enhanced-path="M 0 0 L 21600 0 21600 21600 0 21600 0 0 Z N"/>
        </draw:custom-shape>
        <draw:connector draw:style-name="gr87" draw:text-style-name="P10" draw:layer="layout" svg:x1="48.307cm" svg:y1="24.495cm" svg:x2="48.815cm" svg:y2="25.892cm" draw:start-shape="id53" draw:start-glue-point="2" draw:end-shape="id54" svg:d="M48307 24495v698h508v699" svg:viewBox="0 0 509 1398">
          <text:p/>
        </draw:connector>
        <draw:connector draw:style-name="gr87" draw:text-style-name="P10" draw:layer="layout" svg:x1="48.815cm" svg:y1="26.781cm" svg:x2="48.688cm" svg:y2="29.194cm" draw:start-shape="id54" draw:start-glue-point="2" draw:end-shape="id59" draw:end-glue-point="0" svg:d="M48815 26781v1206h-127v1207" svg:viewBox="0 0 128 2414">
          <text:p/>
        </draw:connector>
        <draw:connector draw:style-name="gr87" draw:text-style-name="P10" draw:layer="layout" svg:x1="43.799cm" svg:y1="29.638cm" svg:x2="37.449cm" svg:y2="29.511cm" draw:start-shape="id59" draw:start-glue-point="3" draw:end-shape="id60" draw:end-glue-point="1" svg:d="M43799 29638h-3175v-127h-3175" svg:viewBox="0 0 6351 128">
          <text:p/>
        </draw:connector>
        <draw:custom-shape draw:style-name="gr99" draw:text-style-name="P18"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18" draw:layer="layout" svg:width="1.357cm" svg:height="1.16cm" svg:x="53.976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14" xml:id="id61" draw:id="id61" draw:layer="layout" svg:width="8.636cm" svg:height="0.889cm" svg:x="2.905cm" svg:y="29.067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9.511cm" svg:x2="11.541cm" svg:y2="29.511cm" draw:start-shape="id60" draw:start-glue-point="3" draw:end-shape="id61" draw:end-glue-point="1" svg:d="M27289 29511h-15748" svg:viewBox="0 0 15749 1">
          <text:p/>
        </draw:connector>
        <draw:connector draw:style-name="gr87" draw:text-style-name="P10" draw:layer="layout" svg:x1="24.876cm" svg:y1="9.255cm" svg:x2="27.289cm" svg:y2="9.191cm" draw:start-shape="id62" draw:start-glue-point="1" draw:end-shape="id63"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 draw:display-name="Double Dash Dot" draw:style="rect" draw:dots1="1" draw:dots1-length="1100%" draw:dots2="1" draw:dots2-length="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1-21T22:41:37.997000000</dc:date>
    <meta:editing-duration>PT7H57M8S</meta:editing-duration>
    <meta:editing-cycles>50</meta:editing-cycles>
    <meta:document-statistic meta:object-count="205"/>
  </office:meta>
</office:document-meta>
</file>